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827652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3d2e6d" officeooo:paragraph-rsid="009e1c0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6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7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8" style:family="paragraph" style:parent-style-name="Standard">
      <style:paragraph-properties fo:text-align="end" style:justify-single-word="false"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2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style:text-underline-style="solid" style:text-underline-width="auto" style:text-underline-color="font-color" officeooo:rsid="0093e28b"/>
    </style:style>
    <style:style style:name="T6" style:family="text">
      <style:text-properties officeooo:rsid="003d2e6d"/>
    </style:style>
    <style:style style:name="T7" style:family="text">
      <style:text-properties officeooo:rsid="003ecac0"/>
    </style:style>
    <style:style style:name="T8" style:family="text">
      <style:text-properties officeooo:rsid="003fd1c6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a8c26" style:font-size-asian="11pt" style:font-size-complex="11pt"/>
    </style:style>
    <style:style style:name="T11" style:family="text">
      <style:text-properties fo:font-size="11pt" officeooo:rsid="003ecac0" style:font-size-asian="11pt" style:font-size-complex="11pt"/>
    </style:style>
    <style:style style:name="T12" style:family="text">
      <style:text-properties fo:font-size="11pt" officeooo:rsid="00377b4e" style:font-size-asian="11pt" style:font-size-complex="11pt"/>
    </style:style>
    <style:style style:name="T13" style:family="text">
      <style:text-properties fo:font-size="11pt" officeooo:rsid="005dfbbe" style:font-size-asian="11pt" style:font-size-complex="11pt"/>
    </style:style>
    <style:style style:name="T14" style:family="text">
      <style:text-properties fo:font-size="11pt" officeooo:rsid="001708df" style:font-size-asian="11pt" style:font-size-complex="11pt"/>
    </style:style>
    <style:style style:name="T15" style:family="text">
      <style:text-properties fo:font-size="11pt" officeooo:rsid="007cc683" style:font-size-asian="11pt" style:font-size-complex="11pt"/>
    </style:style>
    <style:style style:name="T16" style:family="text">
      <style:text-properties fo:font-size="11pt" style:text-underline-style="none" officeooo:rsid="003d2e6d" style:font-size-asian="11pt" style:font-size-complex="11pt"/>
    </style:style>
    <style:style style:name="T17" style:family="text">
      <style:text-properties fo:font-size="11pt" style:text-underline-style="none" officeooo:rsid="005dfbbe" style:font-size-asian="11pt" style:font-size-complex="11pt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font-size="5pt" officeooo:rsid="001708df" style:font-size-asian="5pt" style:font-size-complex="5pt"/>
    </style:style>
    <style:style style:name="T20" style:family="text">
      <style:text-properties fo:font-size="5pt" officeooo:rsid="003fd1c6" style:font-size-asian="5pt" style:font-size-complex="5pt"/>
    </style:style>
    <style:style style:name="T21" style:family="text">
      <style:text-properties fo:font-size="5pt" style:text-underline-style="none" officeooo:rsid="003d2e6d" style:font-size-asian="5pt" style:font-size-complex="5pt"/>
    </style:style>
    <style:style style:name="T22" style:family="text">
      <style:text-properties officeooo:rsid="001708d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f3484" style:font-style-asian="italic" style:font-style-complex="italic"/>
    </style:style>
    <style:style style:name="T25" style:family="text">
      <style:text-properties fo:font-style="italic" officeooo:rsid="003d2e6d" style:font-style-asian="italic" style:font-style-complex="italic"/>
    </style:style>
    <style:style style:name="T26" style:family="text">
      <style:text-properties fo:font-style="italic" officeooo:rsid="0097b075" style:font-style-asian="italic" style:font-style-complex="italic"/>
    </style:style>
    <style:style style:name="T27" style:family="text">
      <style:text-properties officeooo:rsid="007a08b7"/>
    </style:style>
    <style:style style:name="T28" style:family="text">
      <style:text-properties officeooo:rsid="007cc683"/>
    </style:style>
    <style:style style:name="T29" style:family="text">
      <style:text-properties officeooo:rsid="007dab90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93e28b"/>
    </style:style>
    <style:style style:name="T32" style:family="text">
      <style:text-properties style:text-underline-style="none" officeooo:rsid="00948281"/>
    </style:style>
    <style:style style:name="T33" style:family="text">
      <style:text-properties style:text-underline-style="none" officeooo:rsid="00964d4e"/>
    </style:style>
    <style:style style:name="T34" style:family="text">
      <style:text-properties officeooo:rsid="009e1c0e"/>
    </style:style>
    <style:style style:name="T35" style:family="text">
      <style:text-properties officeooo:rsid="00a02995"/>
    </style:style>
    <style:style style:name="T36" style:family="text">
      <style:text-properties officeooo:rsid="00a44c00"/>
    </style:style>
    <style:style style:name="T37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38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39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21" svg:width="6.959cm" svg:height="1.779cm" svg:x="-0.03cm" svg:y="1.418cm"><text:p><text:span text:style-name="T37"><text:s/></text:span><text:span text:style-name="T38">OBS! 1RU/1HJ/1SP/2KL kan vara </text:span><text:span text:style-name="T38"><text:line-break/></text:span><text:span text:style-name="T38"> <text:s text:c="7"/>4korts med </text:span><text:span text:style-name="T39">längre</text:span><text:span text:style-name="T38"> sidofärg.</text:span><text:span text:style-name="T38"><text:line-break/></text:span><text:span text:style-name="T38"> <text:s text:c="5"/>1NT lovar </text:span><text:span text:style-name="T39">ej</text:span><text:span text:style-name="T38"> balanserad hand.</text:span><text:span text:style-name="T38"><text:line-break/></text:span><text:span text:style-name="T38"> <text:s text:c="5"/>Många artificiella svarsbud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6">TURBO (</text:span><text:span text:style-name="T17">stark-1KL, </text:span><text:span text:style-name="T16">canapé-system)<text:line-break/></text:span><text:span text:style-name="T21"><text:line-break/></text:span><text:span text:style-name="T16"> <text:s text:c="3"/></text:span></text:p>
      <text:p text:style-name="P2"><text:line-break/><text:line-break/><text:line-break/></text:p>
      <text:p text:style-name="P2"><text:span text:style-name="T9">1KL:</text:span> <text:s/><text:span text:style-name="T6">16+. Rondkrav. Relä-metoder.</text:span></text:p>
      <text:p text:style-name="P10"><text:span text:style-name="T23">- </text:span><text:span text:style-name="T24">Artificiella svarsbud</text:span><text:span text:style-name="T26">.</text:span><text:span text:style-name="T24"><text:line-break/></text:span><text:span text:style-name="T18"><text:line-break/></text:span><text:span text:style-name="T14">1RU:</text:span><text:span text:style-name="T22"> <text:s/></text:span>2+ru. 13-15.<text:line-break/> <text:s text:c="2"/><text:span text:style-name="T34">a) Balans-hand, även 5hö332</text:span>.<text:line-break/> <text:s text:c="2"/><text:span text:style-name="T34">b) 4+ruter obal, ofta längre sidofärg.</text:span><text:line-break/><text:span text:style-name="T23">- </text:span><text:span text:style-name="T24">Artificiella svarsbud.</text:span><text:line-break/><text:span text:style-name="T19"><text:line-break/></text:span><text:span text:style-name="T14">1</text:span><text:span text:style-name="T10">HJ/1SP</text:span><text:span text:style-name="T14">:</text:span><text:span text:style-name="T22"> <text:s/>4+färg. 10-15:<text:line-break/> <text:s text:c="2"/>a) 10-12, bal el 4441.<text:line-break/> <text:s text:c="2"/>b) 10-15, 4+hö, 5+sidofärg.</text:span></text:p>
      <text:p text:style-name="P19"><text:s text:c="3"/>c) 12-15, 6+hö.<text:line-break/> <text:s text:c="2"/>d) 1HJ: 13-15. 4414 m singel-ru.</text:p>
      <text:p text:style-name="P3"><text:span text:style-name="T25">- Artificiella svar på 2-läget</text:span><text:span text:style-name="T6"><text:line-break/></text:span><text:span text:style-name="T18"><text:line-break/></text:span><text:span text:style-name="T9">1NT:</text:span> <text:s/><text:span text:style-name="T7">10-12, ej 4hö. Minst 44 i lå el 5+lå<text:line-break/> <text:s text:c="7"/>OBS! Lovar </text:span><text:span text:style-name="T4">ej</text:span><text:span text:style-name="T7"> balanserad!</text:span></text:p>
      <text:p text:style-name="P4"><text:span text:style-name="T18"><text:line-break/></text:span><text:span text:style-name="T11">2KL:</text:span><text:span text:style-name="T7"> a) 13-15. 4+kl och 5hö.<text:line-break/> <text:s text:c="5"/>b) 6+kl, 13-15 el ca 7ss.<text:line-break/></text:span><text:span text:style-name="T18"><text:line-break/></text:span><text:span text:style-name="T9">2RU:</text:span> <text:s/><text:span text:style-name="T7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18"><text:line-break/></text:span><text:span text:style-name="T12">2</text:span><text:span text:style-name="T13">HJ/2SP</text:span><text:span text:style-name="T12">:</text:span><text:span text:style-name="T2"> 10-12. 5hö och 4+lå.</text:span></text:p>
      <text:p text:style-name="P5"><text:span text:style-name="T18"><text:line-break/></text:span><text:span text:style-name="T9">2NT:</text:span> <text:s/><text:span text:style-name="T8">13-15</text:span>. <text:span text:style-name="T8">Enfärgad 6+lå.<text:line-break/> <text:s text:c="6"/>Honnör i minst 2 sidofärger.</text:span></text:p>
      <text:p text:style-name="P5"><text:span text:style-name="T18"><text:line-break/></text:span><text:span text:style-name="T15">3N</text:span><text:span text:style-name="T9">T:</text:span> <text:s/><text:span text:style-name="T28">6hö+5ru. Öppningshand.</text:span></text:p>
      <text:p text:style-name="P5"><text:span text:style-name="T18"><text:line-break/></text:span>Mot 1NT: <text:span text:style-name="T8">Konv.<text:line-break/></text:span><text:span text:style-name="T20"><text:line-break/></text:span>Utspel: 10-12 <text:s/><text:span text:style-name="T29">(2a/4e gnm spelf)</text:span>.</text:p>
      <text:p text:style-name="P1">Markeringar: Schneider, Malmö, <text:span text:style-name="T1">Lav.<text:line-break/></text:span></text:p>
      <text:p text:style-name="P11"><text:line-break/><text:span text:style-name="T27"> </text:span></text:p>
      <text:p text:style-name="P18"/>
      <text:p text:style-name="P6"><text:span text:style-name="T3"><text:line-break/></text:span><text:span text:style-name="T5">SVARSBUD</text:span><text:span text:style-name="T31">:</text:span></text:p>
      <text:p text:style-name="P15"/>
      <text:p text:style-name="P20">Ofta transfers i<text:span text:style-name="T35">n</text:span> competition.</text:p>
      <text:p text:style-name="P14"><text:span text:style-name="T18"><text:line-break/></text:span>1KL-1RU = 0-8</text:p>
      <text:p text:style-name="P14">1KL-1HJ = UK 8+, ej 4hj.</text:p>
      <text:p text:style-name="P7"><text:span text:style-name="T31">1KL-1SP = </text:span><text:span text:style-name="T32">UK 8+, 4+hj, ej 4sp.</text:span></text:p>
      <text:p text:style-name="P12">1KL-1NT = UK 8+, 6+hö.</text:p>
      <text:p text:style-name="P12">1KL-2KL = UK 8+, minst 44 i hö.</text:p>
      <text:p text:style-name="P12">1KL-2RÖ = 0-4, 6hö.</text:p>
      <text:p text:style-name="P9"><text:span text:style-name="T30">1KL-2SP = UK 8+, minst 55 i lå.<text:line-break/></text:span><text:span text:style-name="T33">1KL-2NT = UK 8+, minst 64/46 i hö.</text:span></text:p>
      <text:p text:style-name="P16"/>
      <text:p text:style-name="P12">1RU-1HJ = Ej 4hj.</text:p>
      <text:p text:style-name="P12">1RU-1SP = 4+hj, ej 4sp.</text:p>
      <text:p text:style-name="P12">1RU-1NT = 44 i hö, ej invit.</text:p>
      <text:p text:style-name="P12">1RU-2KL = Minst 44 i hö, invit+.</text:p>
      <text:p text:style-name="P12">1RU-2RU = Minst 4-5 i hö, ej invit.</text:p>
      <text:p text:style-name="P8"><text:span text:style-name="T32">1RU-2HJ = Minst 5-4 i hö, ej invit.<text:line-break/></text:span><text:span text:style-name="T33">1RU-2NT = UK 8+, minst 64/46 i hö.</text:span></text:p>
      <text:p text:style-name="P17"/>
      <text:p text:style-name="P13">1HÖ-2KL = Konv krav. 13+ el trumfstöd.</text:p>
      <text:p text:style-name="P12">1HJ-2RU = 4+stöd, invit+.</text:p>
      <text:p text:style-name="P12">1SP-2RU = 5+hj.</text:p>
      <text:p text:style-name="P12">1SP-2HJ = 5hj, invit.</text:p>
      <text:p text:style-name="P17"/>
      <text:p text:style-name="P13">1NT-2KL = Konv krav, invit+.</text:p>
      <text:p text:style-name="P12">1NT-2RU = 5+hö.</text:p>
      <text:p text:style-name="P12">1NT-2HJ = 5hj, invit.</text:p>
      <text:p text:style-name="P12">1NT-2SP = 5sp, invit.</text:p>
      <text:p text:style-name="P12">1NT-2NT = Lebensohl.</text:p>
      <text:p text:style-name="P12">1NT-3KL = Pass/corr i lå.</text:p>
      <text:p text:style-name="P17"/>
      <text:p text:style-name="P13">2KL-2RU = Invit+ eller 5+hj.</text:p>
      <text:p text:style-name="P12">2KL-2HJ = Pass/correct.</text:p>
      <text:p text:style-name="P12">2KL-2SP = Nat okrav.</text:p>
      <text:p text:style-name="P17"/>
      <text:p text:style-name="P13">2RU-2HJ = Pass/correct.</text:p>
      <text:p text:style-name="P12">2RU-2SP/3LÅ = Nat okrav.</text:p>
      <text:p text:style-name="P12">2RU-3HJ = Spärr, pass/correct.</text:p>
      <text:p text:style-name="P17"/>
      <text:p text:style-name="P13">2HJ-2SP = Nat okrav.</text:p>
      <text:p text:style-name="P12">2HÖ-2NT = Konv krav.</text:p>
      <text:p text:style-name="P12">2HÖ-3KL = Pass/correct i lå.</text:p>
      <text:p text:style-name="P12">2HJ-3RU = 4HJ-invit.</text:p>
      <text:p text:style-name="P12">2SP-3RU = Avlägg i hj, el 4SP-invit.</text:p>
      <text:p text:style-name="P17"/>
      <text:p text:style-name="P13">2NT-3KL = Pass/correct.</text:p>
      <text:p text:style-name="P12">2NT-3RU = 5+hö.</text:p>
      <text:p text:style-name="P12">2NT-3HJ = Lå-fråga.</text:p>
      <text:p text:style-name="P12">2NT-3SP = Nat okrav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9-11-07T22:50:29.358000000</meta:print-date>
    <dc:date>2020-01-04T08:52:20.175000000</dc:date>
    <meta:editing-duration>PT4H10M39S</meta:editing-duration>
    <meta:editing-cycles>140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2" meta:word-count="331" meta:character-count="1913" meta:non-whitespace-character-count="1534"/>
  </office:meta>
</office:document-meta>
</file>